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>Open Source Tools Elias Should Research for GroupBuild</text:h>
      <text:p>This document lists the most promising open-source platforms, protocols, and tools that could support the core functions of GroupBuild: identity verification, secure messaging, civic voting, AI moderation, federated coordination, and public transparency.</text:p>
      <text:list>
        <text:list-item>
          <text:p>Matrix + Element: Federated, end-to-end encrypted messaging protocol and client. Excellent for secure and decentralized civic coordination.</text:p>
        </text:list-item>
        <text:list-item>
          <text:p>Revolt: Self-hostable Discord-style chat platform. Ideal for onboarding users quickly with a familiar UX.</text:p>
        </text:list-item>
        <text:list-item>
          <text:p>Rocket.Chat: Slack-like messaging platform with strong user management and API extensibility. Useful for structured team comms.</text:p>
        </text:list-item>
        <text:list-item>
          <text:p>Mastodon (ActivityPub): Federated social media platform supporting the ActivityPub protocol. Good for public posts and federated outreach.</text:p>
        </text:list-item>
        <text:list-item>
          <text:p>Loomio: Deliberation and decision-making tool designed for democratic groups. Supports collaborative discussion and voting.</text:p>
        </text:list-item>
        <text:list-item>
          <text:p>Decidim: Comprehensive participatory democracy platform. Includes proposals, budgeting, voting, and accountability tools.</text:p>
        </text:list-item>
        <text:list-item>
          <text:p>Nextcloud: Private file storage and sharing with user federation and plugin support. Could host GroupBuild resources securely.</text:p>
        </text:list-item>
        <text:list-item>
          <text:p>Jitsi Meet: Secure, open-source video conferencing. Integrates with Matrix and can support civic video town halls.</text:p>
        </text:list-item>
        <text:list-item>
          <text:p>Keycloak: Open-source identity and access management. Useful for single sign-on, user federation, and role assignment.</text:p>
        </text:list-item>
        <text:list-item>
          <text:p>Framasoft Tools: A suite of open collaboration tools (pads, polls, forums). Useful for supplementing GroupBuild with lightweight services.</text:p>
        </text:list-item>
        <text:list-item>
          <text:p>OpenMined: Privacy-preserving federated learning infrastructure. May assist with ethical data aggregation in BeAxa.</text:p>
        </text:list-item>
        <text:list-item>
          <text:p>BigBlueButton: Web conferencing system tailored for online collaboration. Strong features for breakout rooms and engage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